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Arial" fo:font-size="16pt" fo:language="en" fo:country="US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Arial" fo:font-size="16pt" fo:language="cs" fo:country="CZ" style:text-underline-style="none" style:font-size-asian="16pt" style:font-size-complex="16pt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3300" style:font-name="Arial" fo:font-size="16pt" fo:language="cs" fo:country="CZ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RSKÝ ZÁKON</text:p>
      <text:p text:style-name="P2">Autorský zákon <text:s/><text:span text:style-name="T1">[ </text:span><text:span text:style-name="T3">zákon č. 121/2000 </text:span><text:span text:style-name="T2">]</text:span> chrání moji práci, kterou jsem odvedl na těchto titulcích. To ale není přesně to, co bych chtěl. České buddhistické komunitě – té současné i té v budoucnosti – <text:s/>bych chtěl nechat <text:span text:style-name="T1">tento vzkaz</text:span>:</text:p>
      <text:p text:style-name="P2"/>
      <text:p text:style-name="P2">„Ahoj. Určitě neváhejte. Všechno, co jsem vytvořil, můžete použít, jak jen budete chtít. Nemusíte ani nikde uvádět moje jméno. Máte povolení moji práci použít.“</text:p>
      <text:p text:style-name="P2"/>
      <text:p text:style-name="P2">Jak to ale můžu udělat? </text:p>
      <text:p text:style-name="P2"/>
      <text:p text:style-name="P1">Jako ide<text:span text:style-name="T4">ální se mi zdálo použít ke zveřejnění mojí práce licenci CC0 1.0. Zveřejněním mojí práce za podmínek této licence bych se jako autor vzdal všech práv, která souvisí s prací, kterou jsem vložil do tvorby titulků. To ale autorský zákon neumožnuje </text:span>[ <text:span text:style-name="T4">§11- (4), §26 - (1) </text:span>]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4:44:47.81</meta:creation-date>
    <meta:document-statistic meta:table-count="0" meta:image-count="0" meta:object-count="0" meta:page-count="1" meta:paragraph-count="5" meta:word-count="121" meta:character-count="704"/>
    <dc:date>2021-06-02T20:34:18.45</dc:date>
    <meta:editing-duration>PT4H48M22S</meta:editing-duration>
    <meta:editing-cycles>1</meta:editing-cycles>
    <meta:generator>OpenOffice/4.1.5$Win32 OpenOffice.org_project/415m1$Build-9789</meta:generator>
  </office:meta>
</office:document-meta>
</file>